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0cc40" officeooo:paragraph-rsid="0010cc40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0cc40" officeooo:paragraph-rsid="0010cc40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3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T1" style:family="text">
      <style:text-properties officeooo:rsid="0013e002"/>
    </style:style>
    <style:style style:name="T2" style:family="text">
      <style:text-properties officeooo:rsid="001418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1">1<text:span text:style-name="T1">9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Edit <text:span text:style-name="T2">NPC</text:span> Defaults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2">Useful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World Settings Popup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Dungeon Master may wish to change the default settings for what information <text:span text:style-name="T2">fields from NPCs</text:span> will be shown to the Player characters</text:p>
            <text:p text:style-name="P2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The Dungeon Master selects the “Edit NPC defaults” from the “World Settings Popup”</text:p>
            <text:p text:style-name="P2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522873153716789181" text:style-name="L1">
              <text:list-item>
                <text:p text:style-name="P5">The Dungeon Master toggles booleans for what will be shown by default from “First Name, Last Name, Description, Image, Sound, and PC Interactions” for NPCs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7681971171451831853" text:style-name="L2">
              <text:list-item>
                <text:p text:style-name="P6">The defaults for <text:span text:style-name="T2">the fields shown to Player Character from NPC</text:span> are set to whatever the Dungeon Master has input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6117160144264362533" text:style-name="L3">
              <text:list-item>
                <text:p text:style-name="P7">The Dungeon Master wants to edit the default fields that are shown to the Player Characters <text:span text:style-name="T2">from NPCs</text:span></text:p>
              </text:list-item>
              <text:list-item>
                <text:p text:style-name="P7">The Dungeon Master selects the “Edit <text:span text:style-name="T2">NPC</text:span> Defaults” button from the World Settings Popup</text:p>
              </text:list-item>
              <text:list-item>
                <text:p text:style-name="P7">The Dungeon Master toggles the defaults from the list shown</text:p>
              </text:list-item>
              <text:list-item>
                <text:p text:style-name="P7">The defaults are set to what the Dungeon Master has input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7:57.412000000</dc:date>
    <meta:editing-duration>PT57M12S</meta:editing-duration>
    <meta:editing-cycles>11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69" meta:character-count="972" meta:non-whitespace-character-count="831"/>
  </office:meta>
</office:document-meta>
</file>